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fill-color="#ff00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47ff" draw:fill-image-width="0cm" draw:fill-image-height="0cm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5.08cm" svg:x="1cm" svg:y="1cm">
          <text:p text:style-name="P1">Power unit: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36cm" svg:height="11.97cm" svg:x="11.23cm" svg:y="14.87cm">
          <text:p text:style-name="P1">Actuator unit: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3cm" svg:height="7.112cm" svg:x="11.16cm" svg:y="7.35cm">
          <text:p text:style-name="P1"><text:s/>Communication unit: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0.16cm" svg:x="1cm" svg:y="7.35cm">
          <text:p text:style-name="P1">Processing unit: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64cm" svg:height="3.429cm" svg:x="11.668cm" svg:y="8.62cm">
          <text:p text:style-name="P1">Revox Pro </text:p>
          <text:p text:style-name="P1">5.8GHz </text:p>
          <text:p text:style-name="P1">400mW AV </text:p>
          <text:p text:style-name="P1">T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736cm" svg:height="1.778cm" svg:x="11.568cm" svg:y="12.341cm">
          <text:p text:style-name="P1">XBee Pro Module-ZB Series 2 </text:p>
          <text:p text:style-name="P1">USB XBee <text:s/>Adap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871cm" svg:height="2.467cm" svg:x="11.385cm" svg:y="20.793cm">
          <text:p text:style-name="P1">Graupner</text:p>
          <text:p text:style-name="P1">Compact-135 </text:p>
          <text:p text:style-name="P1">7.4V DC mo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2.575cm" svg:x="11.368cm" svg:y="16.24cm">
          <text:p text:style-name="P1">SBL1360N </text:p>
          <text:p text:style-name="P1">motor controll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23cm" svg:height="2.54cm" svg:x="16.167cm" svg:y="16.24cm">
          <text:p text:style-name="P1">Maestro servo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54cm" svg:x="15.224cm" svg:y="23.987cm">
          <text:p text:style-name="P1">HSG-8315BH</text:p>
          <text:p text:style-name="P1">servo motors (4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2.54cm" svg:x="1.254cm" svg:y="2.27cm">
          <text:p text:style-name="P1">7.4V 3000mAh </text:p>
          <text:p text:style-name="P1">LiPo Batte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04cm" svg:height="2.032cm" svg:x="9.474cm" svg:y="2.54cm">
          <text:p text:style-name="P1">D15V70F5S3</text:p>
          <text:p text:style-name="P1">Step-Down V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59cm" svg:height="2.286cm" svg:x="3.159cm" svg:y="17.63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7.62cm" svg:height="6.89cm" svg:x="1cm" svg:y="20.05cm">
          <text:p text:style-name="P1">Sensor unit: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858cm" svg:height="1.27cm" svg:x="1.254cm" svg:y="21.701cm">
          <text:p text:style-name="P1">Turnigy Micro FPV Ca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96cm" svg:height="1.143cm" svg:x="1.254cm" svg:y="23.352cm">
          <text:p text:style-name="P1">Pololu MinIMU-9 v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748cm" svg:height="2.159cm" svg:x="7.412cm" svg:y="14.8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1.651cm" svg:height="1.905cm" svg:x="13.092cm" svg:y="18.8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905cm" svg:height="5.08cm" svg:x="17.691cm" svg:y="18.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3.748cm" svg:height="2.159cm" svg:x="7.412cm" svg:y="10.10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3.302cm" svg:height="1.651cm" svg:x="6.08cm" svg:y="2.6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3.937cm" svg:height="2.159cm" svg:x="16.24cm" svg:y="1.235cm">
          <text:p text:style-name="P2">7.4 VDC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3.937cm" svg:height="2.159cm" svg:x="16.241cm" svg:y="3.836cm">
          <text:p text:style-name="P2">5 VDC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4.191cm" svg:height="3.175cm" svg:x="2.089cm" svg:y="8.774cm">
          <text:p text:style-name="P1">BeagleBone </text:p>
          <text:p text:style-name="P1">Blac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64cm" svg:height="3.429cm" svg:x="16.168cm" svg:y="8.62cm">
          <text:p text:style-name="P1">FrSky DF </text:p>
          <text:p text:style-name="P1">2.4Ghz</text:p>
          <text:p text:style-name="P1">Recei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64cm" svg:height="1.27cm" svg:x="1.254cm" svg:y="24.876cm">
          <text:p text:style-name="P1">GPS modu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1cm" svg:height="3.175cm" svg:x="2.143cm" svg:y="13.865cm">
          <text:p text:style-name="P1">FlyMapl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905cm" svg:height="1.856cm" svg:x="3.409cm" svg:y="11.97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0T07:25:21</meta:creation-date>
    <dc:date>2013-11-16T19:53:24</dc:date>
    <meta:editing-duration>PT3H51M13S</meta:editing-duration>
    <meta:editing-cycles>42</meta:editing-cycles>
    <meta:generator>LibreOffice/4.0.2.2$Linux_X86_64 LibreOffice_project/400m0$Build-2</meta:generator>
    <meta:document-statistic meta:object-count="28"/>
  </office:meta>
</office:document-meta>
</file>